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text:tab/><text:tab/><text:tab/>Average Clarinet Spectra</text:p>
      <text:p text:style-name="Preformatted_20_Text"><text:tab/><text:tab/><text:tab/>Based on RWC Music Database</text:p>
      <text:p text:style-name="Preformatted_20_Text"><text:tab/><text:tab/>Analyzed using SNDAN's pvan and monan programs</text:p>
      <text:p text:style-name="Preformatted_20_Text"></text:p>
      <text:p text:style-name="Preformatted_20_Text">************************************************************************</text:p>
      <text:p text:style-name="Preformatted_20_Text">pitch: Bb3</text:p>
      <text:p text:style-name="Preformatted_20_Text">dynamic: p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1669 <text:s text:c="5"/>26 <text:s text:c="3"/>1882 <text:s text:c="4"/>137 <text:s text:c="4"/>692 <text:s text:c="4"/>365 <text:s text:c="4"/>346 <text:s text:c="5"/>69 <text:s text:c="2"/></text:p>
      <text:p text:style-name="Preformatted_20_Text"><text:tab/> <text:s/>0.886 <text:s text:c="2"/>0.014 <text:s text:c="2"/>1.000:q!</text:p>
      <text:p text:style-name="Preformatted_20_Text">0 <text:s text:c="2"/>0.072 <text:s text:c="2"/>0.367 <text:s text:c="2"/>0.193 <text:s text:c="2"/>0.183 <text:s text:c="2"/>0.036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6"/>111 <text:s text:c="5"/>20 <text:s text:c="5"/>53 <text:s text:c="5"/>41 <text:s text:c="5"/>22 <text:s text:c="5"/>31 <text:s text:c="6"/>7 <text:s text:c="6"/>7 <text:s text:c="2"/></text:p>
      <text:p text:style-name="Preformatted_20_Text"><text:s text:c="10"/>0.058 <text:s text:c="2"/>0.010 <text:s text:c="2"/>0.028 <text:s text:c="2"/>0.021 <text:s text:c="2"/>0.011 <text:s text:c="2"/>0.016 <text:s text:c="2"/>0.003 <text:s text:c="2"/>0.003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8"/>5 <text:s text:c="6"/>5 <text:s text:c="6"/>4 <text:s text:c="6"/>4 <text:s text:c="6"/>5 <text:s text:c="6"/>4 <text:s text:c="6"/>8 <text:s text:c="6"/>3 </text:p>
      <text:p text:style-name="Preformatted_20_Text"><text:s text:c="10"/>0.002 <text:s text:c="2"/>0.002 <text:s text:c="2"/>0.002 <text:s text:c="2"/>0.002 <text:s text:c="2"/>0.002 <text:s text:c="2"/>0.002 <text:s text:c="2"/>0.004 <text:s text:c="2"/>0.001 <text:s/>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8"/>5 <text:s text:c="6"/>3 <text:s text:c="6"/>3 <text:s text:c="6"/>1 <text:s text:c="6"/>2 <text:s text:c="6"/>1 <text:s text:c="6"/>1 <text:s text:c="6"/>1 </text:p>
      <text:p text:style-name="Preformatted_20_Text"><text:s text:c="10"/>0.002 <text:s text:c="2"/>0.001 <text:s text:c="2"/>0.001 <text:s text:c="2"/>0.0005 <text:s/>0.001 <text:s text:c="2"/>0.0005 <text:s/>0.0005 <text:s/>0.0005 <text:s/>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1 <text:s text:c="6"/>1 <text:s text:c="6"/>1 <text:s text:c="6"/>1 <text:s text:c="6"/>1 <text:s text:c="6"/>1 <text:s text:c="6"/>1 <text:s text:c="6"/>1 <text:s text:c="2"/></text:p>
      <text:p text:style-name="Preformatted_20_Text"></text:p>
      <text:p text:style-name="Preformatted_20_Text">HARMONIC <text:s text:c="3"/>41 <text:s text:c="5"/>42 <text:s text:c="5"/>43 <text:s text:c="5"/>44 <text:s text:c="5"/>45 <text:s text:c="5"/>46 <text:s text:c="5"/>47 <text:s text:c="5"/>48 <text:s text:c="2"/></text:p>
      <text:p text:style-name="Preformatted_20_Text">AMPL <text:s text:c="8"/>1 <text:s text:c="6"/>1 <text:s text:c="6"/>1 <text:s text:c="6"/>1 <text:s text:c="6"/>1 <text:s text:c="6"/>1 <text:s text:c="6"/>1 <text:s text:c="6"/>1 <text:s text:c="2"/></text:p>
      <text:p text:style-name="Preformatted_20_Text"></text:p>
      <text:p text:style-name="Preformatted_20_Text">HARMONIC <text:s text:c="3"/>49 <text:s text:c="5"/>50 <text:s text:c="5"/>51 <text:s text:c="5"/>52 <text:s text:c="5"/>53 <text:s text:c="5"/>54 <text:s text:c="5"/>55 <text:s text:c="5"/>56 <text:s text:c="2"/></text:p>
      <text:p text:style-name="Preformatted_20_Text">AMPL <text:s text:c="8"/>1 <text:s text:c="6"/>1 <text:s text:c="6"/>1 <text:s text:c="6"/>1 <text:s text:c="6"/>2 <text:s text:c="6"/>1 <text:s text:c="6"/>1 <text:s text:c="6"/>1 <text:s text:c="2"/></text:p>
      <text:p text:style-name="Preformatted_20_Text"></text:p>
      <text:p text:style-name="Preformatted_20_Text">HARMONIC <text:s text:c="3"/>57 <text:s text:c="5"/>58 <text:s text:c="5"/>59 <text:s text:c="5"/>60 <text:s text:c="5"/>61 <text:s text:c="5"/>62 <text:s text:c="5"/>63 <text:s text:c="5"/>64 <text:s text:c="2"/></text:p>
      <text:p text:style-name="Preformatted_20_Text">AMPL <text:s text:c="8"/>1 <text:s text:c="6"/>1 <text:s text:c="6"/>1 <text:s text:c="6"/>1 <text:s text:c="6"/>1 <text:s text:c="6"/>1 <text:s text:c="6"/>1 <text:s text:c="6"/>1 <text:s text:c="2"/></text:p>
      <text:p text:style-name="Preformatted_20_Text"></text:p>
      <text:p text:style-name="Preformatted_20_Text">HARMONIC <text:s text:c="3"/>65 <text:s text:c="5"/>66 <text:s text:c="5"/>67 <text:s text:c="5"/>68 <text:s text:c="5"/>69 <text:s text:c="5"/>70 <text:s text:c="5"/>71 <text:s text:c="5"/>72 <text:s text:c="2"/></text:p>
      <text:p text:style-name="Preformatted_20_Text">AMPL <text:s text:c="8"/>0 <text:s text:c="6"/>1 <text:s text:c="6"/>0 <text:s text:c="6"/>1 <text:s text:c="6"/>0 <text:s text:c="6"/>0 <text:s text:c="6"/>0 <text:s text:c="6"/>0 <text:s text:c="2"/></text:p>
      <text:p text:style-name="Preformatted_20_Text"></text:p>
      <text:p text:style-name="Preformatted_20_Text">************************************************************************</text:p>
      <text:p text:style-name="Preformatted_20_Text">pitch: Bb3</text:p>
      <text:p text:style-name="Preformatted_20_Text">dynamic: m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2895 <text:s text:c="5"/>54 <text:s text:c="3"/>3828 <text:s text:c="4"/>143 <text:s text:c="3"/>1997 <text:s text:c="4"/>832 <text:s text:c="4"/>897 <text:s text:c="4"/>473 <text:s text:c="2"/></text:p>
      <text:p text:style-name="Preformatted_20_Text"><text:s text:c="9"/>0.756 <text:s text:c="2"/>0.014 <text:s/>01.000 <text:s text:c="2"/>0.037 <text:s text:c="2"/>0.521 <text:s text:c="2"/>0.217 <text:s text:c="2"/>0.234 <text:s text:c="2"/>0.123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5"/>1172 <text:s text:c="4"/>255 <text:s text:c="4"/>545 <text:s text:c="4"/>155 <text:s text:c="4"/>204 <text:s text:c="4"/>170 <text:s text:c="4"/>205 <text:s text:c="4"/>151 <text:s text:c="2"/></text:p>
      <text:p text:style-name="Preformatted_20_Text"><text:s text:c="9"/>0.306 <text:s text:c="2"/>0.066 <text:s text:c="2"/>0.142 <text:s text:c="2"/>0.040 <text:s text:c="2"/>0.053 <text:s text:c="2"/>0.044 <text:s text:c="2"/>0.053 <text:s text:c="2"/>0.039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6"/>127 <text:s text:c="4"/>166 <text:s text:c="5"/>16 <text:s text:c="5"/>49 <text:s text:c="5"/>21 <text:s text:c="5"/>36 <text:s text:c="5"/>23 <text:s text:c="5"/>10 <text:s text:c="2"/></text:p>
      <text:p text:style-name="Preformatted_20_Text"><text:s text:c="9"/>0.033 <text:s text:c="2"/>0.043 <text:s text:c="2"/>0.004 <text:s text:c="2"/>0.012 <text:s text:c="2"/>0.006 <text:s text:c="2"/>0.009 <text:s text:c="2"/>0.006 <text:s text:c="2"/>0.006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7"/>17 <text:s text:c="5"/>13 <text:s text:c="6"/>8 <text:s text:c="5"/>15 <text:s text:c="5"/>11 <text:s text:c="6"/>6 <text:s text:c="6"/>6 <text:s text:c="6"/>5 <text:s text:c="2"/></text:p>
      <text:p text:style-name="Preformatted_20_Text"><text:s text:c="9"/>0.006 <text:s text:c="2"/>0.003 <text:s text:c="2"/>0.002 <text:s text:c="2"/>0.004 <text:s text:c="2"/>0.002 <text:s text:c="2"/>0.001 <text:s text:c="2"/>0.001 <text:s text:c="2"/>0.001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7 <text:s text:c="6"/>5 <text:s text:c="6"/>5 <text:s text:c="6"/>5 <text:s text:c="6"/>5 <text:s text:c="6"/>6 <text:s text:c="6"/>5 <text:s text:c="6"/>6</text:p>
      <text:p text:style-name="Preformatted_20_Text"><text:s text:c="9"/>0.002 <text:s text:c="2"/>0.001 <text:s text:c="2"/>0.001 <text:s text:c="2"/>0.001 <text:s text:c="2"/>0.001 <text:s text:c="2"/>0.001 <text:s text:c="2"/>0.001 <text:s text:c="2"/>0.001 <text:s text:c="2"/></text:p>
      <text:p text:style-name="Preformatted_20_Text"></text:p>
      <text:p text:style-name="Preformatted_20_Text">HARMONIC <text:s text:c="3"/>41 <text:s text:c="5"/>42 <text:s text:c="5"/>43 <text:s text:c="5"/>44 <text:s text:c="5"/>45 <text:s text:c="5"/>46 <text:s text:c="5"/>47 <text:s text:c="5"/>48 <text:s text:c="2"/></text:p>
      <text:p text:style-name="Preformatted_20_Text">AMPL <text:s text:c="8"/>5 <text:s text:c="6"/>5 <text:s text:c="6"/>5 <text:s text:c="6"/>6 <text:s text:c="6"/>6 <text:s text:c="6"/>6 <text:s text:c="6"/>7 <text:s text:c="6"/>8 <text:s text:c="2"/></text:p>
      <text:p text:style-name="Preformatted_20_Text"><text:s text:c="9"/>0.001 <text:s text:c="2"/>0.001 <text:s text:c="2"/>0.001 <text:s text:c="2"/>0.001 <text:s text:c="2"/>0.001 <text:s text:c="2"/>0.001 <text:s text:c="2"/>0.002 <text:s text:c="2"/>0.002</text:p>
      <text:p text:style-name="Preformatted_20_Text"></text:p>
      <text:p text:style-name="Preformatted_20_Text">HARMONIC <text:s text:c="3"/>49 <text:s text:c="5"/>50 <text:s text:c="5"/>51 <text:s text:c="5"/>52 <text:s text:c="5"/>53 <text:s text:c="5"/>54 <text:s text:c="5"/>55 <text:s text:c="5"/>56 <text:s text:c="2"/></text:p>
      <text:p text:style-name="Preformatted_20_Text">AMPL <text:s text:c="8"/>9 <text:s text:c="5"/>10 <text:s text:c="5"/>12 <text:s text:c="5"/>12 <text:s text:c="5"/>12 <text:s text:c="5"/>11 <text:s text:c="6"/>9 <text:s text:c="6"/>8 <text:s text:c="2"/></text:p>
      <text:p text:style-name="Preformatted_20_Text"><text:s text:c="9"/>0.002 <text:s text:c="2"/>0.0026 <text:s/>0.003 <text:s text:c="2"/>0.003 <text:s text:c="2"/>0.003 <text:s text:c="2"/>0.0028 <text:s/>0.002 <text:s text:c="2"/>0.002</text:p>
      <text:p text:style-name="Preformatted_20_Text"></text:p>
      <text:p text:style-name="Preformatted_20_Text">HARMONIC <text:s text:c="3"/>57 <text:s text:c="5"/>58 <text:s text:c="5"/>59 <text:s text:c="5"/>60 <text:s text:c="5"/>61 <text:s text:c="5"/>62 <text:s text:c="5"/>63 <text:s text:c="5"/>64 <text:s text:c="2"/></text:p>
      <text:p text:style-name="Preformatted_20_Text">AMPL <text:s text:c="8"/>7 <text:s text:c="6"/>7 <text:s text:c="6"/>5 <text:s text:c="6"/>4 <text:s text:c="6"/>3 <text:s text:c="6"/>3 <text:s text:c="6"/>3 <text:s text:c="6"/>3 <text:s text:c="2"/></text:p>
      <text:p text:style-name="Preformatted_20_Text"></text:p>
      <text:p text:style-name="Preformatted_20_Text">HARMONIC <text:s text:c="3"/>65 <text:s text:c="5"/>66 <text:s text:c="5"/>67 <text:s text:c="5"/>68 <text:s text:c="5"/>69 <text:s text:c="5"/>70 <text:s text:c="5"/>71 <text:s text:c="5"/>72 <text:s text:c="2"/></text:p>
      <text:p text:style-name="Preformatted_20_Text">AMPL <text:s text:c="8"/>3 <text:s text:c="6"/>2 <text:s text:c="6"/>2 <text:s text:c="6"/>3 <text:s text:c="6"/>2 <text:s text:c="6"/>2 <text:s text:c="6"/>2 <text:s text:c="6"/>3 <text:s text:c="2"/></text:p>
      <text:p text:style-name="Preformatted_20_Text"></text:p>
      <text:p text:style-name="Preformatted_20_Text">HARMONIC <text:s text:c="3"/>73 <text:s text:c="5"/>74 <text:s text:c="5"/>75 <text:s text:c="5"/>76 <text:s text:c="5"/>77 <text:s text:c="5"/>78 <text:s text:c="5"/>79 <text:s text:c="5"/>80 <text:s text:c="2"/></text:p>
      <text:p text:style-name="Preformatted_20_Text">AMPL <text:s text:c="8"/>3 <text:s text:c="6"/>2 <text:s text:c="6"/>2 <text:s text:c="6"/>2 <text:s text:c="6"/>2 <text:s text:c="6"/>1 <text:s text:c="6"/>1 <text:s text:c="6"/>1 <text:s text:c="2"/></text:p>
      <text:p text:style-name="Preformatted_20_Text"></text:p>
      <text:p text:style-name="Preformatted_20_Text">HARMONIC <text:s text:c="3"/>81 <text:s text:c="5"/>82 <text:s text:c="5"/>83 <text:s text:c="5"/>84 <text:s text:c="5"/>85 <text:s text:c="5"/>86 <text:s text:c="5"/>87 <text:s text:c="5"/>88 <text:s text:c="2"/></text:p>
      <text:p text:style-name="Preformatted_20_Text">AMPL <text:s text:c="8"/>1 <text:s text:c="6"/>1 <text:s text:c="6"/>1 <text:s text:c="6"/>1 <text:s text:c="6"/>1 <text:s text:c="6"/>1 <text:s text:c="6"/>1 <text:s text:c="6"/>1 <text:s text:c="2"/></text:p>
      <text:p text:style-name="Preformatted_20_Text"><text:soft-page-break/></text:p>
      <text:p text:style-name="Preformatted_20_Text">HARMONIC <text:s text:c="3"/>89 <text:s text:c="5"/>90 <text:s text:c="5"/>91 <text:s text:c="5"/>92 <text:s text:c="5"/>93 <text:s text:c="5"/>94 <text:s text:c="2"/></text:p>
      <text:p text:style-name="Preformatted_20_Text">AMPL <text:s text:c="8"/>1 <text:s text:c="6"/>1 <text:s text:c="6"/>0 <text:s text:c="6"/>0 <text:s text:c="6"/>0 <text:s text:c="6"/>0 <text:s text:c="2"/></text:p>
      <text:p text:style-name="Preformatted_20_Text"></text:p>
      <text:p text:style-name="Preformatted_20_Text">************************************************************************</text:p>
      <text:p text:style-name="Preformatted_20_Text">pitch: Bb3</text:p>
      <text:p text:style-name="Preformatted_20_Text">dynamic: f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3270 <text:s text:c="5"/>74 <text:s text:c="3"/>3928 <text:s text:c="4"/>171 <text:s text:c="3"/>1892 <text:s text:c="4"/>890 <text:s text:c="4"/>573 <text:s text:c="4"/>470 <text:s text:c="2"/></text:p>
      <text:p text:style-name="Preformatted_20_Text"><text:s text:c="9"/>0.832 <text:s text:c="2"/>0.019 <text:s text:c="2"/>1.000 <text:s text:c="2"/>0.043 <text:s text:c="2"/>0.481 <text:s text:c="2"/>0.226 <text:s text:c="2"/>0.145 <text:s text:c="2"/>0.119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5"/>1512 <text:s text:c="4"/>358 <text:s text:c="4"/>717 <text:s text:c="4"/>189 <text:s text:c="4"/>316 <text:s text:c="4"/>372 <text:s text:c="4"/>303 <text:s text:c="4"/>208 <text:s text:c="2"/></text:p>
      <text:p text:style-name="Preformatted_20_Text"><text:s text:c="9"/>0.384 <text:s text:c="2"/>0.091 <text:s text:c="2"/>0.182 <text:s text:c="2"/>0.048 <text:s text:c="2"/>0.080 <text:s text:c="2"/>0.094 <text:s text:c="2"/>0.077 <text:s text:c="2"/>0.053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6"/>174 <text:s text:c="4"/>226 <text:s text:c="5"/>35 <text:s text:c="5"/>85 <text:s text:c="5"/>39 <text:s text:c="5"/>91 <text:s text:c="5"/>38 <text:s text:c="5"/>20 <text:s text:c="2"/></text:p>
      <text:p text:style-name="Preformatted_20_Text"><text:s text:c="9"/>0.044 <text:s text:c="2"/>0.057 <text:s text:c="2"/>0.009 <text:s text:c="2"/>0.021 <text:s text:c="2"/>0.010 <text:s text:c="2"/>0.023 <text:s text:c="2"/>0.009 <text:s text:c="2"/>0.005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7"/>25 <text:s text:c="5"/>10 <text:s text:c="5"/>13 <text:s text:c="5"/>16 <text:s text:c="5"/>14 <text:s text:c="6"/>8 <text:s text:c="6"/>7 <text:s text:c="6"/>6 <text:s text:c="2"/></text:p>
      <text:p text:style-name="Preformatted_20_Text"><text:s text:c="9"/>0.006 <text:s text:c="2"/>0.091 <text:s text:c="2"/>0.003 <text:s text:c="2"/>0.004 <text:s text:c="2"/>0.003 <text:s text:c="2"/>0.002 <text:s text:c="2"/>0.0017 <text:s/>0.001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7 <text:s text:c="6"/>8 <text:s text:c="6"/>8 <text:s text:c="6"/>8 <text:s text:c="6"/>7 <text:s text:c="6"/>9 <text:s text:c="6"/>8 <text:s text:c="6"/>8 <text:s text:c="2"/></text:p>
      <text:p text:style-name="Preformatted_20_Text"><text:s text:c="9"/>0.0017 <text:s/>0.002 <text:s text:c="2"/>0.002 <text:s text:c="2"/>0.002 <text:s text:c="2"/>0.0017 <text:s/>0.002 <text:s text:c="2"/>0.002 <text:s text:c="2"/>0.002</text:p>
      <text:p text:style-name="Preformatted_20_Text"></text:p>
      <text:p text:style-name="Preformatted_20_Text">HARMONIC <text:s text:c="3"/>41 <text:s text:c="5"/>42 <text:s text:c="5"/>43 <text:s text:c="5"/>44 <text:s text:c="5"/>45 <text:s text:c="5"/>46 <text:s text:c="5"/>47 <text:s text:c="5"/>48 <text:s text:c="2"/></text:p>
      <text:p text:style-name="Preformatted_20_Text">AMPL <text:s text:c="8"/>7 <text:s text:c="6"/>8 <text:s text:c="6"/>7 <text:s text:c="6"/>8 <text:s text:c="6"/>8 <text:s text:c="6"/>8 <text:s text:c="6"/>8 <text:s text:c="6"/>9 <text:s text:c="2"/></text:p>
      <text:p text:style-name="Preformatted_20_Text"><text:s text:c="9"/>0.0017 <text:s/>0.002 <text:s text:c="2"/>0.0017 <text:s/>0.002 <text:s text:c="2"/>0.002 <text:s text:c="2"/>0.002 <text:s text:c="2"/>0.002 <text:s text:c="2"/>0.002 <text:s/></text:p>
      <text:p text:style-name="Preformatted_20_Text"></text:p>
      <text:p text:style-name="Preformatted_20_Text">HARMONIC <text:s text:c="3"/>49 <text:s text:c="5"/>50 <text:s text:c="5"/>51 <text:s text:c="5"/>52 <text:s text:c="5"/>53 <text:s text:c="5"/>54 <text:s text:c="5"/>55 <text:s text:c="5"/>56 <text:s text:c="2"/></text:p>
      <text:p text:style-name="Preformatted_20_Text">AMPL <text:s text:c="7"/>13 <text:s text:c="5"/>15 <text:s text:c="5"/>17 <text:s text:c="5"/>20 <text:s text:c="5"/>18 <text:s text:c="5"/>17 <text:s text:c="5"/>15 <text:s text:c="5"/>12 <text:s text:c="2"/></text:p>
      <text:p text:style-name="Preformatted_20_Text"><text:s text:c="9"/>0.003 <text:s text:c="2"/>0.004 <text:s text:c="2"/>0.004 <text:s text:c="2"/>0.005 <text:s text:c="2"/>0.004 <text:s text:c="2"/>0.004 <text:s text:c="2"/>0.004 <text:s text:c="2"/>0.003</text:p>
      <text:p text:style-name="Preformatted_20_Text"></text:p>
      <text:p text:style-name="Preformatted_20_Text">HARMONIC <text:s text:c="3"/>57 <text:s text:c="5"/>58 <text:s text:c="5"/>59 <text:s text:c="5"/>60 <text:s text:c="5"/>61 <text:s text:c="5"/>62 <text:s text:c="5"/>63 <text:s text:c="5"/>64 <text:s text:c="2"/></text:p>
      <text:p text:style-name="Preformatted_20_Text">AMPL <text:s text:c="7"/>13 <text:s text:c="6"/>9 <text:s text:c="6"/>7 <text:s text:c="6"/>6 <text:s text:c="6"/>4 <text:s text:c="6"/>4 <text:s text:c="6"/>4 <text:s text:c="6"/>4 <text:s text:c="2"/></text:p>
      <text:p text:style-name="Preformatted_20_Text"><text:s text:c="9"/>0.003 <text:s text:c="2"/>0.002 <text:s text:c="2"/>0.0017 <text:s/>0.001 <text:s text:c="2"/>0.001 <text:s text:c="2"/>0.001 <text:s text:c="2"/>0.001 <text:s text:c="2"/>0.001</text:p>
      <text:p text:style-name="Preformatted_20_Text"></text:p>
      <text:p text:style-name="Preformatted_20_Text">HARMONIC <text:s text:c="3"/>65 <text:s text:c="5"/>66 <text:s text:c="5"/>67 <text:s text:c="5"/>68 <text:s text:c="5"/>69 <text:s text:c="5"/>70 <text:s text:c="5"/>71 <text:s text:c="5"/>72 <text:s text:c="2"/></text:p>
      <text:p text:style-name="Preformatted_20_Text">AMPL <text:s text:c="8"/>4 <text:s text:c="6"/>3 <text:s text:c="6"/>4 <text:s text:c="6"/>4 <text:s text:c="6"/>3 <text:s text:c="6"/>3 <text:s text:c="6"/>3 <text:s text:c="6"/>4 <text:s text:c="2"/></text:p>
      <text:p text:style-name="Preformatted_20_Text"></text:p>
      <text:p text:style-name="Preformatted_20_Text">HARMONIC <text:s text:c="3"/>73 <text:s text:c="5"/>74 <text:s text:c="5"/>75 <text:s text:c="5"/>76 <text:s text:c="5"/>77 <text:s text:c="5"/>78 <text:s text:c="5"/>79 <text:s text:c="5"/>80 <text:s text:c="2"/></text:p>
      <text:p text:style-name="Preformatted_20_Text">AMPL <text:s text:c="8"/>4 <text:s text:c="6"/>3 <text:s text:c="6"/>3 <text:s text:c="6"/>3 <text:s text:c="6"/>3 <text:s text:c="6"/>2 <text:s text:c="6"/>2 <text:s text:c="6"/>2 <text:s text:c="2"/></text:p>
      <text:p text:style-name="Preformatted_20_Text"></text:p>
      <text:p text:style-name="Preformatted_20_Text">HARMONIC <text:s text:c="3"/>81 <text:s text:c="5"/>82 <text:s text:c="5"/>83 <text:s text:c="5"/>84 <text:s text:c="5"/>85 <text:s text:c="5"/>86 <text:s text:c="5"/>87 <text:s text:c="5"/>88 <text:s text:c="2"/></text:p>
      <text:p text:style-name="Preformatted_20_Text">AMPL <text:s text:c="8"/>2 <text:s text:c="6"/>2 <text:s text:c="6"/>1 <text:s text:c="6"/>1 <text:s text:c="6"/>1 <text:s text:c="6"/>1 <text:s text:c="6"/>1 <text:s text:c="6"/>1 <text:s text:c="2"/></text:p>
      <text:p text:style-name="Preformatted_20_Text"></text:p>
      <text:p text:style-name="Preformatted_20_Text">HARMONIC <text:s text:c="3"/>89 <text:s text:c="5"/>90 <text:s text:c="5"/>91 <text:s text:c="5"/>92 <text:s text:c="5"/>93 <text:s text:c="5"/>94 <text:s text:c="2"/></text:p>
      <text:p text:style-name="Preformatted_20_Text">AMPL <text:s text:c="8"/>1 <text:s text:c="6"/>1 <text:s text:c="6"/>1 <text:s text:c="6"/>0 <text:s text:c="6"/>0 <text:s text:c="6"/>0 <text:s text:c="2"/></text:p>
      <text:p text:style-name="Preformatted_20_Text"></text:p>
      <text:p text:style-name="Preformatted_20_Text">************************************************************************</text:p>
      <text:p text:style-name="Preformatted_20_Text">pitch: Bb4</text:p>
      <text:p text:style-name="Preformatted_20_Text">dynamic: p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1757 <text:s text:c="4"/>203 <text:s text:c="3"/>1467 <text:s text:c="4"/>140 <text:s text:c="4"/>410 <text:s text:c="5"/>56 <text:s text:c="5"/>48 <text:s text:c="5"/>27 <text:s text:c="2"/></text:p>
      <text:p text:style-name="Preformatted_20_Text"><text:s text:c="9"/>1.000 <text:s text:c="2"/>0.115 <text:s text:c="2"/>0.834 <text:s text:c="2"/>0.079 <text:s text:c="2"/>0.233 <text:s text:c="2"/>0.031 <text:s text:c="2"/>0.027 <text:s text:c="2"/>0/015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8"/>9 <text:s text:c="6"/>7 <text:s text:c="5"/>15 <text:s text:c="6"/>4 <text:s text:c="6"/>2 <text:s text:c="6"/>3 <text:s text:c="6"/>2 <text:s text:c="6"/>2 <text:s text:c="2"/></text:p>
      <text:p text:style-name="Preformatted_20_Text"><text:s text:c="9"/>0.005 <text:s text:c="2"/>0.004 <text:s text:c="2"/>0.008 <text:s text:c="2"/>0.002 <text:s text:c="2"/>0.001 <text:s text:c="2"/>0.0017 <text:s/>0.001 <text:s text:c="2"/>0.001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8"/>2 <text:s text:c="6"/>2 <text:s text:c="6"/>1 <text:s text:c="6"/>2 <text:s text:c="6"/>1 <text:s text:c="6"/>2 <text:s text:c="6"/>2 <text:s text:c="6"/>2 <text:s text:c="2"/></text:p>
      <text:p text:style-name="Preformatted_20_Text"><text:s text:c="9"/>0.001 <text:s text:c="2"/>0.001 <text:s text:c="2"/>0.0006 <text:s/>0.001 <text:s text:c="2"/>0.0006 <text:s/>0.001 <text:s text:c="2"/>0.001 <text:s text:c="2"/>0.001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8"/>1 <text:s text:c="6"/>2 <text:s text:c="6"/>1 <text:s text:c="6"/>1 <text:s text:c="6"/>1 <text:s text:c="6"/>1 <text:s text:c="6"/>1 <text:s text:c="6"/>1 <text:s text:c="2"/></text:p>
      <text:p text:style-name="Preformatted_20_Text"><text:s text:c="9"/>0.0006 <text:s/>0.001 <text:s text:c="2"/>0.0006 <text:s/>0.0006 <text:s/>0.0006 <text:s/>0.0006 <text:s/>0.0006 <text:s/>0.0006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1 <text:s text:c="6"/>1 <text:s text:c="6"/>1 <text:s text:c="6"/>1 <text:s text:c="6"/>1 <text:s text:c="6"/>1 <text:s text:c="6"/>0 <text:s text:c="6"/>0 <text:s text:c="2"/></text:p>
      <text:p text:style-name="Preformatted_20_Text"></text:p>
      <text:p text:style-name="Preformatted_20_Text">************************************************************************</text:p>
      <text:p text:style-name="Preformatted_20_Text">pitch: Bb4</text:p>
      <text:p text:style-name="Preformatted_20_Text">dynamic: m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2361 <text:s text:c="4"/>182 <text:s text:c="3"/>2517 <text:s text:c="4"/>801 <text:s text:c="4"/>290 <text:s text:c="4"/>241 <text:s text:c="5"/>90 <text:s text:c="4"/>275 <text:s text:c="2"/></text:p>
      <text:p text:style-name="Preformatted_20_Text"><text:s text:c="9"/>0.938 <text:s text:c="2"/>0.072 <text:s text:c="2"/>1.000 <text:s text:c="2"/>0.318 <text:s text:c="2"/>0.096 <text:s text:c="2"/>0.096 <text:s text:c="2"/>0.036 <text:s text:c="2"/>0.109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<text:soft-page-break/>AMPL <text:s text:c="7"/>59 <text:s text:c="5"/>26 <text:s text:c="5"/>17 <text:s text:c="5"/>17 <text:s text:c="6"/>6 <text:s text:c="5"/>25 <text:s text:c="6"/>5 <text:s text:c="6"/>4 <text:s text:c="2"/></text:p>
      <text:p text:style-name="Preformatted_20_Text"><text:s text:c="9"/>0.023 <text:s text:c="2"/>0.010 <text:s text:c="2"/>0.007 <text:s text:c="2"/>0.007 <text:s text:c="2"/>0.002 <text:s text:c="2"/>0.010 <text:s text:c="2"/>0.002 <text:s text:c="2"/>0.0015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8"/>5 <text:s text:c="6"/>5 <text:s text:c="6"/>5 <text:s text:c="6"/>4 <text:s text:c="6"/>4 <text:s text:c="6"/>4 <text:s text:c="6"/>5 <text:s text:c="6"/>4 <text:s text:c="2"/></text:p>
      <text:p text:style-name="Preformatted_20_Text"><text:s text:c="9"/>0.002 <text:s text:c="2"/>0.002 <text:s text:c="2"/>0.002 <text:s text:c="2"/>0.0015 <text:s/>0.0015 <text:s/>0.0015 <text:s/>0.002 <text:s text:c="2"/>0.0015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8"/>4 <text:s text:c="6"/>3 <text:s text:c="6"/>2 <text:s text:c="6"/>3 <text:s text:c="6"/>2 <text:s text:c="6"/>2 <text:s text:c="6"/>2 <text:s text:c="6"/>2 <text:s text:c="2"/></text:p>
      <text:p text:style-name="Preformatted_20_Text"><text:s text:c="9"/>0.0015 <text:s/>0.001 <text:s text:c="2"/>0.0008 <text:s/>0.001 <text:s text:c="2"/>0.0008 <text:s/>0.0008 <text:s/>0.0008 <text:s/>0.0008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2 <text:s text:c="6"/>2 <text:s text:c="6"/>1 <text:s text:c="6"/>1 <text:s text:c="6"/>1 <text:s text:c="6"/>1 <text:s text:c="6"/>1 <text:s text:c="6"/>1 <text:s text:c="2"/></text:p>
      <text:p text:style-name="Preformatted_20_Text"><text:s text:c="9"/>0.0008 <text:s/>0.0008 <text:s/>0.0004</text:p>
      <text:p text:style-name="Preformatted_20_Text"></text:p>
      <text:p text:style-name="Preformatted_20_Text">HARMONIC <text:s text:c="3"/>41 <text:s text:c="5"/>42 <text:s text:c="5"/>43 <text:s text:c="5"/>44 <text:s text:c="5"/>45 <text:s text:c="5"/>46 <text:s text:c="5"/>47 <text:s text:c="2"/></text:p>
      <text:p text:style-name="Preformatted_20_Text">AMPL <text:s text:c="8"/>1 <text:s text:c="6"/>1 <text:s text:c="6"/>1 <text:s text:c="6"/>1 <text:s text:c="6"/>1 <text:s text:c="6"/>1 <text:s text:c="6"/>1 <text:s/></text:p>
      <text:p text:style-name="Preformatted_20_Text"></text:p>
      <text:p text:style-name="Preformatted_20_Text">************************************************************************</text:p>
      <text:p text:style-name="Preformatted_20_Text">pitch: Bb4</text:p>
      <text:p text:style-name="Preformatted_20_Text">dynamic: f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4253 <text:s text:c="4"/>165 <text:s text:c="3"/>4529 <text:s text:c="3"/>1144 <text:s text:c="4"/>996 <text:s text:c="4"/>356 <text:s text:c="4"/>258 <text:s text:c="4"/>203 <text:s text:c="2"/></text:p>
      <text:p text:style-name="Preformatted_20_Text"><text:s text:c="9"/>0.939 <text:s text:c="2"/>0.036 <text:s text:c="2"/>1.000 <text:s text:c="2"/>0.252 <text:s text:c="2"/>0.220 <text:s text:c="2"/>0.078 <text:s text:c="2"/>0.057 <text:s text:c="2"/>0.045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6"/>121 <text:s text:c="5"/>74 <text:s text:c="5"/>61 <text:s text:c="5"/>32 <text:s text:c="5"/>15 <text:s text:c="5"/>35 <text:s text:c="5"/>18 <text:s text:c="6"/>6 <text:s text:c="2"/></text:p>
      <text:p text:style-name="Preformatted_20_Text"><text:s text:c="9"/>0.027 <text:s text:c="2"/>0.016 <text:s text:c="2"/>0.013 <text:s text:c="2"/>0.007 <text:s text:c="2"/>0.003 <text:s text:c="2"/>0.008 <text:s text:c="2"/>0.004 <text:s text:c="2"/>0.001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5"/>24 <text:s text:c="2"/></text:p>
      <text:p text:style-name="Preformatted_20_Text">AMPL <text:s text:c="8"/>9 <text:s text:c="6"/>6 <text:s text:c="5"/>10 <text:s text:c="6"/>8 <text:s text:c="6"/>7 <text:s text:c="6"/>7 <text:s text:c="6"/>5 <text:s text:c="6"/>7 <text:s text:c="2"/></text:p>
      <text:p text:style-name="Preformatted_20_Text"><text:s text:c="9"/>0.002 <text:s text:c="2"/>0.001 <text:s text:c="2"/>0.0022 <text:s/>0.0018 <text:s/>0.001 <text:s text:c="2"/>0.001 <text:s text:c="2"/>0.001 <text:s text:c="2"/>0.001</text:p>
      <text:p text:style-name="Preformatted_20_Text"></text:p>
      <text:p text:style-name="Preformatted_20_Text">HARMONIC <text:s text:c="3"/>25 <text:s text:c="5"/>26 <text:s text:c="5"/>27 <text:s text:c="5"/>28 <text:s text:c="5"/>29 <text:s text:c="5"/>30 <text:s text:c="5"/>31 <text:s text:c="5"/>32 <text:s text:c="2"/></text:p>
      <text:p text:style-name="Preformatted_20_Text">AMPL <text:s text:c="8"/>7 <text:s text:c="6"/>4 <text:s text:c="6"/>4 <text:s text:c="6"/>4 <text:s text:c="6"/>4 <text:s text:c="6"/>3 <text:s text:c="6"/>2 <text:s text:c="6"/>2 <text:s text:c="2"/></text:p>
      <text:p text:style-name="Preformatted_20_Text"><text:s text:c="9"/>0.001 <text:s text:c="2"/>0.0009 <text:s/>0.0009 <text:s/>0.0009 <text:s/>0.0009 <text:s/>0.0007 <text:s/>0.0004 <text:s/>0.0004</text:p>
      <text:p text:style-name="Preformatted_20_Text"></text:p>
      <text:p text:style-name="Preformatted_20_Text">HARMONIC <text:s text:c="3"/>33 <text:s text:c="5"/>34 <text:s text:c="5"/>35 <text:s text:c="5"/>36 <text:s text:c="5"/>37 <text:s text:c="5"/>38 <text:s text:c="5"/>39 <text:s text:c="5"/>40 <text:s text:c="2"/></text:p>
      <text:p text:style-name="Preformatted_20_Text">AMPL <text:s text:c="8"/>2 <text:s text:c="6"/>2 <text:s text:c="6"/>3 <text:s text:c="6"/>2 <text:s text:c="6"/>2 <text:s text:c="6"/>2 <text:s text:c="6"/>2 <text:s text:c="6"/>2 <text:s text:c="2"/></text:p>
      <text:p text:style-name="Preformatted_20_Text"><text:s text:c="9"/>0.0004 <text:s/>0.0004 <text:s/>0.0007 <text:s/>0.0004 <text:s/>0.0004 <text:s/>0.0004 <text:s/>0.0004 <text:s/>0.0004</text:p>
      <text:p text:style-name="Preformatted_20_Text"></text:p>
      <text:p text:style-name="Preformatted_20_Text">HARMONIC <text:s text:c="3"/>41 <text:s text:c="5"/>42 <text:s text:c="5"/>43 <text:s text:c="5"/>44 <text:s text:c="5"/>45 <text:s text:c="5"/>46 <text:s text:c="5"/>47 <text:s text:c="2"/></text:p>
      <text:p text:style-name="Preformatted_20_Text">AMPL <text:s text:c="8"/>1 <text:s text:c="6"/>1 <text:s text:c="6"/>1 <text:s text:c="6"/>1 <text:s text:c="6"/>1 <text:s text:c="6"/>1 <text:s text:c="6"/>1 <text:s text:c="2"/></text:p>
      <text:p text:style-name="Preformatted_20_Text"><text:s text:c="9"/>0.0002 <text:s/>0.0002 <text:s/>0.0002 <text:s/>0.0002 <text:s/>0.0002 <text:s/>0.0002 <text:s/>0.0002</text:p>
      <text:p text:style-name="Preformatted_20_Text"></text:p>
      <text:p text:style-name="Preformatted_20_Text">************************************************************************</text:p>
      <text:p text:style-name="Preformatted_20_Text">pitch: Bb5</text:p>
      <text:p text:style-name="Preformatted_20_Text">dynamic: p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4149 <text:s text:c="3"/>1117 <text:s text:c="4"/>942 <text:s text:c="4"/>166 <text:s text:c="5"/>18 <text:s text:c="5"/>24 <text:s text:c="5"/>11 <text:s text:c="6"/>3 <text:s text:c="2"/></text:p>
      <text:p text:style-name="Preformatted_20_Text"><text:s text:c="9"/>1.000 <text:s text:c="2"/>0.269 <text:s text:c="2"/>0.227 <text:s text:c="2"/>0.040 <text:s text:c="2"/>0.004 <text:s text:c="2"/>0.006 <text:s text:c="2"/>0.003 <text:s text:c="2"/>0.0007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8"/>8 <text:s text:c="6"/>3 <text:s text:c="6"/>3 <text:s text:c="5"/>14 <text:s text:c="6"/>3 <text:s text:c="6"/>4 <text:s text:c="6"/>6 <text:s text:c="6"/>2 <text:s text:c="2"/></text:p>
      <text:p text:style-name="Preformatted_20_Text"><text:s text:c="9"/>0.002 <text:s text:c="2"/>0.0007 <text:s/>0.0007 <text:s/>0.003 <text:s text:c="2"/>0.0007 <text:s/>0.001 <text:s text:c="2"/>0.0014 <text:s/>0.0005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2"/></text:p>
      <text:p text:style-name="Preformatted_20_Text">AMPL <text:s text:c="8"/>3 <text:s text:c="6"/>2 <text:s text:c="6"/>3 <text:s text:c="6"/>2 <text:s text:c="6"/>1 <text:s text:c="6"/>1 <text:s text:c="6"/>1 <text:s text:c="2"/></text:p>
      <text:p text:style-name="Preformatted_20_Text"><text:s text:c="9"/>0.0007 <text:s/>0.0005 <text:s/>0.0007 <text:s/>0.0005 <text:s/>0.0002 <text:s/>0.0002 <text:s/>0.0002</text:p>
      <text:p text:style-name="Preformatted_20_Text"></text:p>
      <text:p text:style-name="Preformatted_20_Text">************************************************************************</text:p>
      <text:p text:style-name="Preformatted_20_Text">pitch: Bb5</text:p>
      <text:p text:style-name="Preformatted_20_Text">dynamic: m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5"/>9371 <text:s text:c="3"/>4749 <text:s text:c="3"/>1235 <text:s text:c="3"/>1500 <text:s text:c="4"/>280 <text:s text:c="5"/>19 <text:s text:c="5"/>10 <text:s text:c="6"/>8 <text:s text:c="2"/></text:p>
      <text:p text:style-name="Preformatted_20_Text"><text:s text:c="9"/>1.000 <text:s text:c="2"/>0.507 <text:s text:c="2"/>0.132 <text:s text:c="2"/>0.160 <text:s text:c="2"/>0.030 <text:s text:c="2"/>0.002 <text:s text:c="2"/>0.001 <text:s text:c="2"/>0.0008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7"/>15 <text:s text:c="5"/>25 <text:s text:c="5"/>22 <text:s text:c="6"/>9 <text:s text:c="5"/>12 <text:s text:c="5"/>10 <text:s text:c="6"/>5 <text:s text:c="6"/>5 <text:s text:c="2"/></text:p>
      <text:p text:style-name="Preformatted_20_Text"><text:s text:c="9"/>0.0016 <text:s/>0.003 <text:s text:c="2"/>0.002 <text:s text:c="2"/>0.001 <text:s text:c="2"/>0.001 <text:s text:c="2"/>0.001 <text:s text:c="2"/>0.0005 <text:s/>0.0005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2"/></text:p>
      <text:p text:style-name="Preformatted_20_Text">AMPL <text:s text:c="7"/>10 <text:s text:c="6"/>5 <text:s text:c="5"/>10 <text:s text:c="6"/>6 <text:s text:c="6"/>3 <text:s text:c="6"/>3 <text:s text:c="6"/>3 <text:s text:c="2"/></text:p>
      <text:p text:style-name="Preformatted_20_Text"><text:s text:c="9"/>0.001 <text:s text:c="2"/>0.0005 <text:s/>0.001 <text:s text:c="2"/>0.00064 0.00032 0.00032 0.00032</text:p>
      <text:p text:style-name="Preformatted_20_Text"></text:p>
      <text:p text:style-name="Preformatted_20_Text">************************************************************************</text:p>
      <text:p text:style-name="Preformatted_20_Text">pitch: Bb5</text:p>
      <text:p text:style-name="Preformatted_20_Text">dynamic: f</text:p>
      <text:p text:style-name="Preformatted_20_Text"></text:p>
      <text:p text:style-name="Preformatted_20_Text">HARMONIC <text:s text:c="4"/>1 <text:s text:c="6"/>2 <text:s text:c="6"/>3 <text:s text:c="6"/>4 <text:s text:c="6"/>5 <text:s text:c="6"/>6 <text:s text:c="6"/>7 <text:s text:c="6"/>8 <text:s text:c="2"/></text:p>
      <text:p text:style-name="Preformatted_20_Text">AMPL <text:s text:c="4"/>13302 <text:s text:c="3"/>4714 <text:s text:c="3"/>2638 <text:s text:c="3"/>1363 <text:s text:c="4"/>722 <text:s text:c="4"/>161 <text:s text:c="5"/>73 <text:s text:c="5"/>23 <text:s text:c="2"/></text:p>
      <text:p text:style-name="Preformatted_20_Text"><text:soft-page-break/><text:s text:c="9"/>1.000 <text:s text:c="2"/>0.354 <text:s text:c="2"/>0.198 <text:s text:c="2"/>0.102 <text:s text:c="2"/>0.054 <text:s text:c="2"/>0.012 <text:s text:c="2"/>0.005 <text:s text:c="2"/>0.002</text:p>
      <text:p text:style-name="Preformatted_20_Text"></text:p>
      <text:p text:style-name="Preformatted_20_Text">HARMONIC <text:s text:c="4"/>9 <text:s text:c="5"/>10 <text:s text:c="5"/>11 <text:s text:c="5"/>12 <text:s text:c="5"/>13 <text:s text:c="5"/>14 <text:s text:c="5"/>15 <text:s text:c="5"/>16 <text:s text:c="2"/></text:p>
      <text:p text:style-name="Preformatted_20_Text">AMPL <text:s text:c="7"/>74 <text:s text:c="5"/>40 <text:s text:c="5"/>46 <text:s text:c="5"/>27 <text:s text:c="5"/>16 <text:s text:c="5"/>31 <text:s text:c="5"/>51 <text:s text:c="5"/>20 <text:s text:c="2"/></text:p>
      <text:p text:style-name="Preformatted_20_Text"><text:s text:c="9"/>0.005 <text:s text:c="2"/>0.003 <text:s text:c="2"/>0.003 <text:s text:c="2"/>0.002 <text:s text:c="2"/>0.001 <text:s text:c="2"/>0.002 <text:s text:c="2"/>0.004 <text:s text:c="2"/>0.0015</text:p>
      <text:p text:style-name="Preformatted_20_Text"></text:p>
      <text:p text:style-name="Preformatted_20_Text">HARMONIC <text:s text:c="3"/>17 <text:s text:c="5"/>18 <text:s text:c="5"/>19 <text:s text:c="5"/>20 <text:s text:c="5"/>21 <text:s text:c="5"/>22 <text:s text:c="5"/>23 <text:s text:c="2"/></text:p>
      <text:p text:style-name="Preformatted_20_Text">AMPL <text:s text:c="7"/>30 <text:s text:c="5"/>27 <text:s text:c="5"/>38 <text:s text:c="5"/>18 <text:s text:c="6"/>6 <text:s text:c="6"/>4 <text:s text:c="6"/>3 </text:p>
      <text:p text:style-name="Preformatted_20_Text"><text:s text:c="9"/>0.002 <text:s text:c="2"/>0.002 <text:s text:c="2"/>0.003 <text:s text:c="2"/>0.0013 <text:s/>0.0004 <text:s/>0.0003 <text:s/>0.0002</text:p>
      <text:p text:style-name="Preformatted_20_Text"></text:p>
      <text:p text:style-name="Preformatted_20_Text">************************************************************************</text:p>
      <text:p text:style-name="Preformatted_20_Text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263" meta:word-count="1441" meta:character-count="12693" meta:non-whitespace-character-count="5024"/>
    <meta:generator>LibreOffice/6.0.3.2$Linux_X86_64 LibreOffice_project/00m0$Build-2</meta:generator>
  </office:meta>
</office:document-meta>
</file>